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03611in" style:rel-width="scale" style:rel-height="scale"><draw:image xlink:href="media/image1.png" xlink:type="simple" xlink:show="embed" xlink:actuate="onLoad"/><svg:title/><svg:desc>A screenshot of a computer

Description automatically generated</svg:desc></draw:frame>My ba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dullah Ismail-Olalere</meta:initial-creator>
    <dc:creator>Abdullah Ismail-Olalere</dc:creator>
    <meta:creation-date>2023-09-03T18:44:00Z</meta:creation-date>
    <dc:date>2023-09-03T18:45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8" meta:row-count="1" meta:non-whitespace-character-count="8"/>
  </office:meta>
</office:document-meta>
</file>